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list-style-name="List_20_1">
      <style:text-properties officeooo:rsid="001e2618" officeooo:paragraph-rsid="001e2618"/>
    </style:style>
    <style:style style:name="P2" style:family="paragraph" style:parent-style-name="Standard">
      <style:text-properties officeooo:rsid="001ec77b" officeooo:paragraph-rsid="00202a75"/>
    </style:style>
    <style:style style:name="P3" style:family="paragraph" style:parent-style-name="Standard">
      <style:text-properties officeooo:rsid="001ec77b" officeooo:paragraph-rsid="001ec77b"/>
    </style:style>
    <style:style style:name="P4" style:family="paragraph" style:parent-style-name="Standard" style:list-style-name="List_20_1">
      <style:text-properties officeooo:rsid="001ec77b" officeooo:paragraph-rsid="001ec77b"/>
    </style:style>
    <style:style style:name="P5" style:family="paragraph" style:parent-style-name="Standard">
      <style:text-properties officeooo:rsid="001e2618" officeooo:paragraph-rsid="001e2618"/>
    </style:style>
    <style:style style:name="P6" style:family="paragraph" style:parent-style-name="Standard" style:list-style-name="List_20_1">
      <style:text-properties officeooo:rsid="001e2618" officeooo:paragraph-rsid="001e2618"/>
    </style:style>
    <style:style style:name="P7" style:family="paragraph" style:parent-style-name="Standard" style:list-style-name="List_20_1">
      <style:text-properties officeooo:rsid="001e2618" officeooo:paragraph-rsid="001ec77b"/>
    </style:style>
    <style:style style:name="P8" style:family="paragraph" style:parent-style-name="Standard" style:list-style-name="List_20_1">
      <style:text-properties officeooo:rsid="00202a75" officeooo:paragraph-rsid="00202a75"/>
    </style:style>
    <style:style style:name="P9" style:family="paragraph" style:parent-style-name="Standard" style:list-style-name=""/>
    <style:style style:name="P10" style:family="paragraph" style:parent-style-name="Standard" style:list-style-name="">
      <style:text-properties officeooo:rsid="0020c20b" officeooo:paragraph-rsid="0020c20b"/>
    </style:style>
    <style:style style:name="P11" style:family="paragraph" style:parent-style-name="Standard">
      <style:text-properties fo:font-weight="normal" officeooo:rsid="0020c20b" officeooo:paragraph-rsid="0020c20b" style:font-weight-asian="normal" style:font-weight-complex="normal"/>
    </style:style>
    <style:style style:name="P12" style:family="paragraph" style:parent-style-name="Standard">
      <style:text-properties fo:font-weight="normal" officeooo:rsid="00212961" officeooo:paragraph-rsid="00212961" style:font-weight-asian="normal" style:font-weight-complex="normal"/>
    </style:style>
    <style:style style:name="P13" style:family="paragraph" style:parent-style-name="Standard" style:list-style-name="">
      <style:text-properties fo:font-weight="normal" officeooo:rsid="00212961" officeooo:paragraph-rsid="00212961" style:font-weight-asian="normal" style:font-weight-complex="normal"/>
    </style:style>
    <style:style style:name="P14" style:family="paragraph" style:parent-style-name="Standard" style:list-style-name="">
      <style:text-properties fo:font-weight="normal" officeooo:rsid="0022e397" officeooo:paragraph-rsid="0022e397" style:font-weight-asian="normal" style:font-weight-complex="normal"/>
    </style:style>
    <style:style style:name="P15" style:family="paragraph" style:parent-style-name="Standard" style:list-style-name="">
      <style:text-properties fo:font-weight="bold" officeooo:rsid="0022e397" officeooo:paragraph-rsid="0022e397" style:font-weight-asian="bold" style:font-weight-complex="bold"/>
    </style:style>
    <style:style style:name="P16" style:family="paragraph" style:parent-style-name="Standard" style:list-style-name="">
      <style:text-properties fo:font-weight="bold" officeooo:rsid="0024d7fd" officeooo:paragraph-rsid="0024d7fd" style:font-weight-asian="bold" style:font-weight-complex="bold"/>
    </style:style>
    <style:style style:name="P17" style:family="paragraph" style:parent-style-name="Standard" style:list-style-name="">
      <style:text-properties fo:font-weight="bold" officeooo:rsid="0024d7fd" officeooo:paragraph-rsid="00267cc0" style:font-weight-asian="bold" style:font-weight-complex="bold"/>
    </style:style>
    <style:style style:name="P18" style:family="paragraph" style:parent-style-name="Standard" style:list-style-name="">
      <style:text-properties fo:font-weight="bold" officeooo:rsid="0025bea7" officeooo:paragraph-rsid="0025bea7" style:font-weight-asian="bold" style:font-weight-complex="bold"/>
    </style:style>
    <style:style style:name="P19" style:family="paragraph" style:parent-style-name="Standard" style:list-style-name="">
      <style:text-properties fo:font-weight="bold" officeooo:rsid="00267cc0" officeooo:paragraph-rsid="00267cc0" style:font-weight-asian="bold" style:font-weight-complex="bold"/>
    </style:style>
    <style:style style:name="P20" style:family="paragraph" style:parent-style-name="Standard" style:list-style-name="">
      <style:text-properties fo:font-weight="bold" officeooo:rsid="00282d4b" officeooo:paragraph-rsid="00282d4b" style:font-weight-asian="bold" style:font-weight-complex="bold"/>
    </style:style>
    <style:style style:name="P21" style:family="paragraph" style:parent-style-name="Standard" style:list-style-name="">
      <style:text-properties fo:font-weight="bold" officeooo:rsid="00298d38" officeooo:paragraph-rsid="002b83bf" style:font-weight-asian="bold" style:font-weight-complex="bold"/>
    </style:style>
    <style:style style:name="P22" style:family="paragraph" style:parent-style-name="Standard" style:list-style-name="">
      <style:text-properties fo:font-weight="bold" officeooo:rsid="002b83bf" officeooo:paragraph-rsid="002b83bf" style:font-weight-asian="bold" style:font-weight-complex="bold"/>
    </style:style>
    <style:style style:name="P23" style:family="paragraph" style:parent-style-name="Standard" style:list-style-name="">
      <style:text-properties fo:font-weight="bold" officeooo:rsid="002cfef6" officeooo:paragraph-rsid="002cfef6" style:font-weight-asian="bold" style:font-weight-complex="bold"/>
    </style:style>
    <style:style style:name="P24" style:family="paragraph" style:parent-style-name="Standard" style:list-style-name="">
      <style:text-properties fo:font-weight="bold" officeooo:rsid="002df9fe" officeooo:paragraph-rsid="002df9fe" style:font-weight-asian="bold" style:font-weight-complex="bold"/>
    </style:style>
    <style:style style:name="P25" style:family="paragraph" style:parent-style-name="Standard" style:list-style-name="">
      <style:text-properties fo:font-weight="bold" officeooo:rsid="003380e6" officeooo:paragraph-rsid="003380e6" style:font-weight-asian="bold" style:font-weight-complex="bold"/>
    </style:style>
    <style:style style:name="P26" style:family="paragraph" style:parent-style-name="Standard" style:list-style-name="">
      <style:text-properties fo:font-size="12pt" fo:font-style="normal" fo:font-weight="bold" officeooo:rsid="003380e6" officeooo:paragraph-rsid="003380e6" style:font-size-asian="10.5pt" style:font-style-asian="normal" style:font-weight-asian="bold" style:font-size-complex="12pt" style:font-style-complex="normal" style:font-weight-complex="bold"/>
    </style:style>
    <style:style style:name="P27" style:family="paragraph" style:parent-style-name="Standard" style:list-style-name="">
      <style:text-properties fo:font-size="12pt" fo:font-style="normal" fo:font-weight="bold" officeooo:rsid="0034e6cd" officeooo:paragraph-rsid="0034e6cd" style:font-size-asian="10.5pt" style:font-style-asian="normal" style:font-weight-asian="bold" style:font-size-complex="12pt" style:font-style-complex="normal" style:font-weight-complex="bold"/>
    </style:style>
    <style:style style:name="P28" style:family="paragraph" style:parent-style-name="Standard" style:list-style-name="">
      <style:text-properties fo:font-size="12pt" fo:font-style="normal" fo:font-weight="bold" officeooo:rsid="00369049" officeooo:paragraph-rsid="00369049" style:font-size-asian="10.5pt" style:font-style-asian="normal" style:font-weight-asian="bold" style:font-size-complex="12pt" style:font-style-complex="normal" style:font-weight-complex="bold"/>
    </style:style>
    <style:style style:name="P29" style:family="paragraph" style:parent-style-name="Standard" style:list-style-name="">
      <style:text-properties fo:font-size="12pt" fo:font-style="normal" fo:font-weight="bold" officeooo:rsid="0036c189" officeooo:paragraph-rsid="0036c189" style:font-size-asian="10.5pt" style:font-style-asian="normal" style:font-weight-asian="bold" style:font-size-complex="12pt" style:font-style-complex="normal" style:font-weight-complex="bold"/>
    </style:style>
    <style:style style:name="P30" style:family="paragraph" style:parent-style-name="Standard" style:list-style-name="">
      <style:text-properties fo:font-size="12pt" fo:font-style="normal" fo:font-weight="bold" officeooo:rsid="0037f8fd" officeooo:paragraph-rsid="0037f8fd" style:font-size-asian="10.5pt" style:font-style-asian="normal" style:font-weight-asian="bold" style:font-size-complex="12pt" style:font-style-complex="normal" style:font-weight-complex="bold"/>
    </style:style>
    <style:style style:name="P31" style:family="paragraph" style:parent-style-name="Standard" style:list-style-name="">
      <style:text-properties fo:font-size="12pt" fo:font-style="normal" fo:font-weight="bold" officeooo:rsid="0038b695" officeooo:paragraph-rsid="0038b695" style:font-size-asian="10.5pt" style:font-style-asian="normal" style:font-weight-asian="bold" style:font-size-complex="12pt" style:font-style-complex="normal" style:font-weight-complex="bold"/>
    </style:style>
    <style:style style:name="P32" style:family="paragraph" style:parent-style-name="Standard" style:list-style-name="">
      <style:text-properties fo:font-size="16pt" fo:font-style="italic" fo:font-weight="bold" officeooo:rsid="003380e6" officeooo:paragraph-rsid="003380e6" style:font-size-asian="16pt" style:font-style-asian="italic" style:font-weight-asian="bold" style:font-size-complex="16pt" style:font-style-complex="italic" style:font-weight-complex="bold"/>
    </style:style>
    <style:style style:name="P33" style:family="paragraph" style:parent-style-name="Standard" style:list-style-name="">
      <style:text-properties fo:font-size="16pt" fo:font-style="italic" fo:font-weight="bold" officeooo:rsid="0034e6cd" officeooo:paragraph-rsid="0034e6cd" style:font-size-asian="16pt" style:font-style-asian="italic" style:font-weight-asian="bold" style:font-size-complex="16pt" style:font-style-complex="italic" style:font-weight-complex="bold"/>
    </style:style>
    <style:style style:name="P34" style:family="paragraph" style:parent-style-name="Standard" style:list-style-name="">
      <style:text-properties fo:font-size="16pt" fo:font-style="italic" fo:font-weight="bold" officeooo:rsid="0036c189" officeooo:paragraph-rsid="0036c189" style:font-size-asian="16pt" style:font-style-asian="italic" style:font-weight-asian="bold" style:font-size-complex="16pt" style:font-style-complex="italic" style:font-weight-complex="bold"/>
    </style:style>
    <style:style style:name="P35" style:family="paragraph" style:parent-style-name="Standard" style:list-style-name="">
      <style:text-properties fo:font-size="16pt" fo:font-style="italic" fo:font-weight="bold" officeooo:rsid="0037f8fd" officeooo:paragraph-rsid="0037f8fd" style:font-size-asian="16pt" style:font-style-asian="italic" style:font-weight-asian="bold" style:font-size-complex="16pt" style:font-style-complex="italic" style:font-weight-complex="bold"/>
    </style:style>
    <style:style style:name="T1" style:family="text">
      <style:text-properties officeooo:rsid="001ec77b"/>
    </style:style>
    <style:style style:name="T2" style:family="text">
      <style:text-properties officeooo:rsid="00202a75"/>
    </style:style>
    <style:style style:name="T3" style:family="text">
      <style:text-properties fo:font-weight="bold" style:font-weight-asian="bold" style:font-weight-complex="bold"/>
    </style:style>
    <style:style style:name="T4" style:family="text">
      <style:text-properties fo:font-weight="bold" officeooo:rsid="00202a75" style:font-weight-asian="bold" style:font-weight-complex="bold"/>
    </style:style>
    <style:style style:name="T5" style:family="text">
      <style:text-properties fo:font-weight="bold" officeooo:rsid="0022e397"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5bea7" style:font-weight-asian="normal" style:font-weight-complex="normal"/>
    </style:style>
    <style:style style:name="T8" style:family="text">
      <style:text-properties fo:font-weight="normal" officeooo:rsid="00267cc0" style:font-weight-asian="normal" style:font-weight-complex="normal"/>
    </style:style>
    <style:style style:name="T9" style:family="text">
      <style:text-properties fo:font-weight="normal" officeooo:rsid="00282d4b" style:font-weight-asian="normal" style:font-weight-complex="normal"/>
    </style:style>
    <style:style style:name="T10" style:family="text">
      <style:text-properties fo:font-weight="normal" officeooo:rsid="00298d38" style:font-weight-asian="normal" style:font-weight-complex="normal"/>
    </style:style>
    <style:style style:name="T11" style:family="text">
      <style:text-properties fo:font-weight="normal" officeooo:rsid="002cfef6" style:font-weight-asian="normal" style:font-weight-complex="normal"/>
    </style:style>
    <style:style style:name="T12" style:family="text">
      <style:text-properties fo:font-weight="normal" officeooo:rsid="002ff53a" style:font-weight-asian="normal" style:font-weight-complex="normal"/>
    </style:style>
    <style:style style:name="T13" style:family="text">
      <style:text-properties fo:font-weight="normal" officeooo:rsid="00315ea9" style:font-weight-asian="normal" style:font-weight-complex="normal"/>
    </style:style>
    <style:style style:name="T14" style:family="text">
      <style:text-properties fo:font-weight="normal" officeooo:rsid="003200fb" style:font-weight-asian="normal" style:font-weight-complex="normal"/>
    </style:style>
    <style:style style:name="T15" style:family="text">
      <style:text-properties fo:font-weight="normal" officeooo:rsid="0033206f" style:font-weight-asian="normal" style:font-weight-complex="normal"/>
    </style:style>
    <style:style style:name="T16" style:family="text">
      <style:text-properties fo:font-weight="normal" officeooo:rsid="003380e6" style:font-weight-asian="normal" style:font-weight-complex="normal"/>
    </style:style>
    <style:style style:name="T17" style:family="text">
      <style:text-properties fo:font-weight="normal" officeooo:rsid="00369049" style:font-weight-asian="normal" style:font-weight-complex="normal"/>
    </style:style>
    <style:style style:name="T18" style:family="text">
      <style:text-properties fo:font-weight="normal" officeooo:rsid="0038dc50" style:font-weight-asian="normal" style:font-weight-complex="normal"/>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1" style:family="text">
      <style:text-properties fo:font-size="14pt" fo:font-style="italic" fo:font-weight="normal" officeooo:rsid="0033206f" style:font-size-asian="14pt" style:font-style-asian="italic" style:font-weight-asian="normal" style:font-size-complex="14pt" style:font-style-complex="italic" style:font-weight-complex="normal"/>
    </style:style>
    <style:style style:name="T22" style:family="text">
      <style:text-properties fo:font-size="14pt" fo:font-style="italic" fo:font-weight="normal" officeooo:rsid="003200fb" style:font-size-asian="14pt" style:font-style-asian="italic" style:font-weight-asian="normal" style:font-size-complex="14pt" style:font-style-complex="italic" style:font-weight-complex="normal"/>
    </style:style>
    <style:style style:name="T23" style:family="text">
      <style:text-properties fo:font-size="14pt" fo:font-style="italic" fo:font-weight="normal" officeooo:rsid="00315ea9" style:font-size-asian="14pt" style:font-style-asian="italic" style:font-weight-asian="normal" style:font-size-complex="14pt" style:font-style-complex="italic" style:font-weight-complex="normal"/>
    </style:style>
    <style:style style:name="T24" style:family="text">
      <style:text-properties fo:font-size="14pt" fo:font-style="italic" fo:font-weight="normal" officeooo:rsid="002ff53a" style:font-size-asian="14pt" style:font-style-asian="italic" style:font-weight-asian="normal" style:font-size-complex="14pt" style:font-style-complex="italic" style:font-weight-complex="normal"/>
    </style:style>
    <style:style style:name="T25"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6" style:family="text">
      <style:text-properties fo:font-size="18pt" fo:font-style="italic" fo:font-weight="normal" officeooo:rsid="003380e6" style:font-size-asian="18pt" style:font-style-asian="italic" style:font-weight-asian="normal" style:font-size-complex="18pt" style:font-style-complex="italic" style:font-weight-complex="normal"/>
    </style:style>
    <style:style style:name="T27" style:family="text">
      <style:text-properties fo:font-size="18pt" fo:font-style="italic" fo:font-weight="normal" officeooo:rsid="00267cc0" style:font-size-asian="18pt" style:font-style-asian="italic" style:font-weight-asian="normal" style:font-size-complex="18pt" style:font-style-complex="italic" style:font-weight-complex="normal"/>
    </style:style>
    <style:style style:name="T28" style:family="text">
      <style:text-properties fo:font-size="18pt" fo:font-style="italic" fo:font-weight="normal" officeooo:rsid="00282d4b" style:font-size-asian="18pt" style:font-style-asian="italic" style:font-weight-asian="normal" style:font-size-complex="18pt" style:font-style-complex="italic" style:font-weight-complex="normal"/>
    </style:style>
    <style:style style:name="T29" style:family="text">
      <style:text-properties fo:font-size="18pt" fo:font-style="italic" fo:font-weight="normal" officeooo:rsid="002b83bf" style:font-size-asian="18pt" style:font-style-asian="italic" style:font-weight-asian="normal" style:font-size-complex="18pt" style:font-style-complex="italic" style:font-weight-complex="normal"/>
    </style:style>
    <style:style style:name="T30" style:family="text">
      <style:text-properties fo:font-size="18pt" fo:font-style="italic" fo:font-weight="normal" officeooo:rsid="002cfef6" style:font-size-asian="18pt" style:font-style-asian="italic" style:font-weight-asian="normal" style:font-size-complex="18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885620670" text:style-name="List_20_1">
        <text:list-item>
          <text:p text:style-name="P2"><text:span text:style-name="T2">What is </text:span>CSS?</text:p>
        </text:list-item>
        <text:list-item>
          <text:p text:style-name="P2"/>
        </text:list-item>
        <text:list-item>
          <text:p text:style-name="P2"><text:span text:style-name="T2">It </text:span>is used to control the style of a web document in a simple and easy way</text:p>
        </text:list-item>
        <text:list-item>
          <text:p text:style-name="P3">It is a simple design language intended to simplify the process of making web pages presentable.</text:p>
        </text:list-item>
        <text:list-item>
          <text:p text:style-name="P5">The major points of CSS are:</text:p>
        </text:list-item>
        <text:list-item>
          <text:p text:style-name="P4">create a stunning web site</text:p>
        </text:list-item>
        <text:list-item>
          <text:p text:style-name="P4">control web</text:p>
        </text:list-item>
        <text:list-item>
          <text:p text:style-name="P4">become a web designer</text:p>
        </text:list-item>
        <text:list-item>
          <text:p text:style-name="P4">learn other languages become easier to learn</text:p>
          <text:list>
            <text:list-item>
              <text:list>
                <text:list-header>
                  <text:p text:style-name="P4">application of CSS</text:p>
                </text:list-header>
              </text:list>
            </text:list-item>
          </text:list>
        </text:list-item>
        <text:list-item>
          <text:p text:style-name="P6">Greater consistency in design</text:p>
        </text:list-item>
        <text:list-item>
          <text:p text:style-name="P7">Easier to maintain and update-<text:span text:style-name="T1">to global change simply change on CSS style</text:span></text:p>
        </text:list-item>
        <text:list-item>
          <text:p text:style-name="P8">superior styles to HTML- it has much wider array of attributes than HTML</text:p>
        </text:list-item>
        <text:list-item>
          <text:p text:style-name="P8">multiple device compatibility – it allows contents to be optimized for more than one type of device</text:p>
        </text:list-item>
        <text:list-item>
          <text:p text:style-name="P8">global web standards-HTML attributes are being deprecated and it is recommended to use CSS.</text:p>
        </text:list-item>
        <text:list-item>
          <text:p text:style-name="P4">saves time – 1CSS for many pages</text:p>
        </text:list-item>
        <text:list-item>
          <text:p text:style-name="P6">more formatting options</text:p>
        </text:list-item>
        <text:list-item>
          <text:p text:style-name="P6">lightweight code</text:p>
        </text:list-item>
        <text:list-item>
          <text:p text:style-name="P6">faster download <text:s/>times- <text:span text:style-name="T1">1CSS rule for same tags can applied so less code means faster download…</text:span></text:p>
        </text:list-item>
        <text:list-item>
          <text:p text:style-name="P6">search engine optimization benefits</text:p>
        </text:list-item>
        <text:list-item>
          <text:p text:style-name="P6">ease of presenting different styles to different viewers</text:p>
        </text:list-item>
        <text:list-item>
          <text:p text:style-name="P6">greater accessibility</text:p>
        </text:list-item>
      </text:list>
      <text:p text:style-name="P9"/>
      <text:p text:style-name="P9"/>
      <text:p text:style-name="P9"><text:tab/><text:tab/><text:span text:style-name="T4">CSS syntax</text:span></text:p>
      <text:p text:style-name="P10"><text:span text:style-name="T4">C</text:span><text:span text:style-name="T3">SS </text:span><text:span text:style-name="T6">comprises of style rules that are interpreted by the browser and then applied to the corresponding elements in your documents. Style rule is made of three parts:</text:span></text:p>
      <text:list xml:id="list151731909040188" text:continue-numbering="true" text:style-name="List_20_1">
        <text:list-item>
          <text:p text:style-name="P11">selector - is any HTML tag at which a style will be applied.</text:p>
        </text:list-item>
        <text:list-item>
          <text:p text:style-name="P11">Property - is an attribute of an HTML tag, all HTML attributes are converted in to CSS properties.</text:p>
        </text:list-item>
        <text:list-item>
          <text:p text:style-name="P11">Value – are assigned to properties</text:p>
          <text:p text:style-name="P12">selector { property:value } eg: table{ border :1px solid #C00; }</text:p>
        </text:list-item>
      </text:list>
      <text:p text:style-name="P13"/>
      <text:p text:style-name="P13"/>
      <text:p text:style-name="P13"><text:tab/><text:tab/><text:span text:style-name="T5">CSS selector types</text:span></text:p>
      <text:p text:style-name="P14">CSS selectors can be divided in to five <text:span text:style-name="T3">categories</text:span>:</text:p>
      <text:p text:style-name="P15">simple selectors:</text:p>
      <text:p text:style-name="P15"><text:tab/><text:span text:style-name="T6">select elements based on name, id, class</text:span></text:p>
      <text:p text:style-name="P15">Combinator selectors:</text:p>
      <text:p text:style-name="P15"><text:tab/><text:span text:style-name="T6">select elements based on a specific relationship between them</text:span></text:p>
      <text:p text:style-name="P15">pseudo-class selectors:</text:p>
      <text:p text:style-name="P15"><text:span text:style-name="T6"><text:tab/>selects <text:s/>based on a certain state</text:span></text:p>
      <text:p text:style-name="P15">pseudo-elements selectors:</text:p>
      <text:p text:style-name="P15"><text:span text:style-name="T6"><text:tab/>selects and style a part of an element</text:span></text:p>
      <text:p text:style-name="P15">Attribute selectors:</text:p>
      <text:p text:style-name="P15"><text:span text:style-name="T6"><text:tab/>selects elements based on an attribute or attribute value</text:span></text:p>
      <text:p text:style-name="P15"><text:tab/></text:p>
      <text:p text:style-name="P15"><text:span text:style-name="T6"/></text:p>
      <text:p text:style-name="P15"><text:soft-page-break/><text:span text:style-name="T6"><text:tab/><text:tab/></text:span><text:span text:style-name="T25">Element selector</text:span></text:p>
      <text:p text:style-name="P15"><text:span text:style-name="T6">The element selector selects HTML elements based on the element name.</text:span></text:p>
      <text:p text:style-name="P15"><text:span text:style-name="T6">Syntax:<text:tab/>tag{ attribute1: value; … }</text:span></text:p>
      <text:p text:style-name="P15"><text:span text:style-name="T6"><text:tab/><text:tab/></text:span><text:span text:style-name="T25">id selector</text:span></text:p>
      <text:p text:style-name="P15"><text:span text:style-name="T6">The id selector uses the id attribute of an HTML element to select a specific element.</text:span></text:p>
      <text:p text:style-name="P15"><text:span text:style-name="T6">The id of an element is unique within a page, so the id selector is used to select one unique elements</text:span></text:p>
      <text:p text:style-name="P16"><text:span text:style-name="T6">syntax:<text:tab/><text:tab/>#id_name { attribute1: value; … } here id name cannot start with a number.</text:span></text:p>
      <text:p text:style-name="P21"><text:span text:style-name="T6">You can apply such a specified styles to a particular element as </text:span><text:span text:style-name="T19">#id_name element</text:span><text:span text:style-name="T6">.</text:span></text:p>
      <text:p text:style-name="P16"><text:span text:style-name="T6"><text:tab/><text:tab/></text:span><text:span text:style-name="T25">Class selector</text:span></text:p>
      <text:p text:style-name="P16"><text:span text:style-name="T6">The class selector selects HTML elements with a specific class attribute.</text:span></text:p>
      <text:p text:style-name="P16"><text:span text:style-name="T6">Syntax:<text:tab/>.class_name{ attribute1: value; …}</text:span></text:p>
      <text:p text:style-name="P16"><text:span text:style-name="T6">You can also specify that only specific HTML elements should be affected by a class</text:span></text:p>
      <text:p text:style-name="P16"><text:span text:style-name="T7">syntax:<text:tab/><text:tab/></text:span><text:span text:style-name="T6">HTML element.class{ attribute1: value;… }</text:span></text:p>
      <text:p text:style-name="P20"><text:span text:style-name="T6">You can apply more than one </text:span><text:span text:style-name="T19">class</text:span><text:span text:style-name="T6"> selectors to </text:span><text:span text:style-name="T10">a </text:span><text:span text:style-name="T6">given element</text:span></text:p>
      <text:p text:style-name="P18"><text:span text:style-name="T6">class name cannot start with a number</text:span></text:p>
      <text:p text:style-name="P18"><text:span text:style-name="T6"><text:tab/><text:tab/></text:span><text:span text:style-name="T27">universal selector(*)</text:span></text:p>
      <text:p text:style-name="P19"><text:span text:style-name="T6">The universal selector(*) selects all HTML elements on the page.</text:span></text:p>
      <text:p text:style-name="P17"><text:span text:style-name="T9">Syntax:<text:tab/></text:span><text:span text:style-name="T6">* </text:span><text:span text:style-name="T8">{ attribute: value; … }</text:span></text:p>
      <text:p text:style-name="P17"><text:span text:style-name="T8"><text:tab/><text:tab/></text:span><text:span text:style-name="T28">Grouping selector</text:span></text:p>
      <text:p text:style-name="P20"><text:span text:style-name="T6">The grouping selector selects all the HTML elements with the same style definitions</text:span></text:p>
      <text:p text:style-name="P20"><text:span text:style-name="T6">syntax:<text:tab/><text:tab/>element, element,…{ attribute: value; … } </text:span><text:span text:style-name="T16">and </text:span></text:p>
      <text:p text:style-name="P25"><text:span text:style-name="T16">w</text:span><text:span text:style-name="T6">e can combine the various id selector together as:<text:tab/><text:tab/>#id1, ##id2, #id3, … {attribute: value; ...}</text:span></text:p>
      <text:p text:style-name="P20"><text:span text:style-name="T6"><text:tab/><text:tab/></text:span><text:span text:style-name="T25">Descendant selector</text:span></text:p>
      <text:p text:style-name="P20"><text:span text:style-name="T6">A style rule to a particular element only when it lies inside a particular element.</text:span></text:p>
      <text:p text:style-name="P20"><text:span text:style-name="T6">Syntax:<text:tab/>outside element inside element { attribute: value; }</text:span></text:p>
      <text:p text:style-name="P20"><text:span text:style-name="T6"><text:tab/><text:tab/></text:span><text:span text:style-name="T29">Child selector</text:span></text:p>
      <text:p text:style-name="P22"><text:span text:style-name="T6">It is very similar with descendant selectors but it’s functionality is d</text:span><text:span text:style-name="T11">ifferent</text:span></text:p>
      <text:p text:style-name="P23"><text:span text:style-name="T6">The style is applied only for exact (direct) child for the parent no effect if there is other parent between.</text:span></text:p>
      <text:p text:style-name="P22"><text:span text:style-name="T6">syntax:<text:tab/><text:tab/>parent element &gt; child element { attribute: value; }</text:span></text:p>
      <text:p text:style-name="P22"><text:span text:style-name="T6"><text:tab/><text:tab/></text:span><text:span text:style-name="T30">Attribute selector</text:span></text:p>
      <text:p text:style-name="P23"><text:span text:style-name="T6">The CSS attribute selector is used to select an element with some specific attribute or attribute value. It is an excellent way to style the HTML elements by grouping them based on some specific attributes and the attribute selector will select those elements with similar attributes.</text:span></text:p>
      <text:p text:style-name="P24"><text:span text:style-name="T6">There are several types of attribute selectors:</text:span></text:p>
      <text:p text:style-name="P24"><text:span text:style-name="T6"><text:tab/></text:span><text:span text:style-name="T20">[attribute] selector:</text:span><text:span text:style-name="T6"> </text:span><text:span text:style-name="T13">this selector apply styles for elements which has specified attribute</text:span></text:p>
      <text:p text:style-name="P24"><text:span text:style-name="T6"><text:tab/><text:tab/><text:tab/>syntax:<text:tab/><text:tab/>[attribute] { attribute:value; }</text:span></text:p>
      <text:p text:style-name="P24"><text:span text:style-name="T8"><text:tab/><text:tab/><text:tab/><text:tab/><text:tab/></text:span><text:span text:style-name="T12">elements [attribute]{ attribute: value; } This selector is used to restrict some particular elements, which is specified before attribute selector.</text:span></text:p>
      <text:p text:style-name="P24"><text:span text:style-name="T12"><text:tab/></text:span><text:span text:style-name="T24">[attribute=”value”] selector</text:span><text:span text:style-name="T12">: This selector is used to select all the elements whose attribute has the value exactly same as </text:span><text:span text:style-name="T13">the specified value.</text:span></text:p>
      <text:p text:style-name="P24"><text:span text:style-name="T12"><text:tab/><text:tab/><text:tab/>syntax:<text:tab/><text:tab/>[attribute=”value”] { attribute:value }</text:span></text:p>
      <text:p text:style-name="P24"><text:soft-page-break/><text:span text:style-name="T12"><text:tab/></text:span><text:span text:style-name="T23">[attribute~=”value”] selector</text:span><text:span text:style-name="T13">: this selector is used to select all the elements whose attribute value is a list of space-separated values, but one of which is exactly equal to the specified value.</text:span></text:p>
      <text:p text:style-name="P24"><text:span text:style-name="T13"><text:tab/></text:span><text:span text:style-name="T23">[attribute | =”value”]selector</text:span><text:span text:style-name="T13">: this selector is used to select </text:span><text:span text:style-name="T14">all the elements whose attribute has a hyphen-separated list of values beginning with the specified value. The value has to be a whole word either alone or followed by a hyphen.</text:span></text:p>
      <text:p text:style-name="P24"><text:span text:style-name="T14"><text:tab/><text:tab/><text:tab/>Syntax:<text:tab/>[attribute| = “value”]{ attribute:value; }</text:span></text:p>
      <text:p text:style-name="P24"><text:span text:style-name="T14"/></text:p>
      <text:p text:style-name="P24"><text:span text:style-name="T14"><text:tab/></text:span><text:span text:style-name="T22">[attribute^=”value”] selector</text:span><text:span text:style-name="T14">: this selector is used to select all the elements whose attribute value begins with the specified value. The value doesn’t needhttps://youtu.be/w8GArtFPTFM to be a whole word.</text:span></text:p>
      <text:p text:style-name="P24"><text:span text:style-name="T14"><text:tab/><text:tab/><text:tab/>Syntax:<text:tab/>[attribute^=”value”] { attribute:value; }</text:span></text:p>
      <text:p text:style-name="P24"><text:span text:style-name="T14"><text:tab/></text:span><text:span text:style-name="T22">[attribute$=”value”] selector</text:span><text:span text:style-name="T14">: this selector is used to select all the elements whose attribute value ends with the specified value. The value doesn’t need to be a whole word.</text:span></text:p>
      <text:p text:style-name="P24"><text:span text:style-name="T14"><text:tab/><text:tab/><text:tab/>Syntax:<text:tab/>[attribute$</text:span><text:span text:style-name="T15">=”value”] { attribute:value; }</text:span></text:p>
      <text:p text:style-name="P24"><text:span text:style-name="T15"><text:tab/></text:span><text:span text:style-name="T21">[attribute*=”value”] selector</text:span><text:span text:style-name="T15">: this is used to select all the elements whose attribute value contains the specified value anywhere.</text:span></text:p>
      <text:p text:style-name="P24"><text:span text:style-name="T15"><text:tab/><text:tab/><text:tab/>Syntax:<text:tab/>[attribute*=”value”] { attribute:value; }</text:span></text:p>
      <text:p text:style-name="P24"><text:span text:style-name="T15"/></text:p>
      <text:p text:style-name="P24"><text:span text:style-name="T15"/></text:p>
      <text:p text:style-name="P24"><text:span text:style-name="T15"/></text:p>
      <text:p text:style-name="P24"><text:span text:style-name="T15"><text:tab/><text:tab/><text:tab/></text:span><text:span text:style-name="T26">CSS – Inclusion</text:span></text:p>
      <text:p text:style-name="P26"><text:span text:style-name="T6">There are four ways to associate styles with your HTML document. Inline CSS and external CSS are widely used methods.</text:span></text:p>
      <text:p text:style-name="P26"><text:span text:style-name="T6"/></text:p>
      <text:p text:style-name="P32"><text:span text:style-name="T6">Embedded CSS -the &lt;style&gt; Elements</text:span></text:p>
      <text:p text:style-name="P26"><text:span text:style-name="T6">you can put your CSS rules into an HTML document using the &lt;style&gt; element. This tag is placed inside the &lt;head&gt; … &lt;/head&gt; tags. Rules defined using this syntax will be applied to all the elements available in the document. Here is the generic syntax</text:span></text:p>
      <text:p text:style-name="P27"><text:span text:style-name="T6">Attributes associated with &lt;style&gt; elements are:</text:span></text:p>
      <text:p text:style-name="P27"><text:span text:style-name="T6"><text:tab/>type=specified the style sheet language as a content-type, this is required attribute and</text:span></text:p>
      <text:p text:style-name="P27"><text:span text:style-name="T6"><text:tab/>media=specifies the device which the document will be displayed on. Default value is all</text:span></text:p>
      <text:p text:style-name="P27"><text:span text:style-name="T6">Inline CSS – the </text:span><text:span text:style-name="T19">style</text:span><text:span text:style-name="T6"> attribute:</text:span></text:p>
      <text:p text:style-name="P27"><text:span text:style-name="T6"><text:tab/>you can use style attribute of any HTML element to define style rules. These rule will be applied to that element only. As: <text:tab/>&lt;element style = “ attribute:value; … “&gt;</text:span></text:p>
      <text:p text:style-name="P27"><text:span text:style-name="T6"><text:tab/>the value of style is a combination of style declarations separated by semicolon(;).</text:span></text:p>
      <text:p text:style-name="P27"><text:span text:style-name="T6"/></text:p>
      <text:p text:style-name="P33"><text:span text:style-name="T6">External CSS - </text:span><text:span text:style-name="T17">T</text:span><text:span text:style-name="T6">he &lt;link&gt; Element</text:span></text:p>
      <text:p text:style-name="P28"><text:span text:style-name="T6">The link element is used to include an external style-sheet(.css) file in your HTML document.</text:span></text:p>
      <text:p text:style-name="P28"><text:span text:style-name="T6"><text:tab/>Syntax: &lt;head&gt; &lt;link rel=”stylesheet” href=”URL” media=”optional”&gt; &lt;/head&gt;</text:span></text:p>
      <text:p text:style-name="P28"><text:span text:style-name="T6"><text:tab/><text:tab/>&lt;head&gt; &lt;link type = “stylesheet language(text/css)” href=”URL” media=”optional&gt; &lt;/head&gt;</text:span></text:p>
      <text:p text:style-name="P27"><text:span text:style-name="T6"/></text:p>
      <text:p text:style-name="P34"><text:span text:style-name="T6">Imported CSS - @import Rule</text:span></text:p>
      <text:p text:style-name="P29"><text:soft-page-break/><text:span text:style-name="T6">@import is used to import an external style-sheet in a manner similar to the &lt;link&gt; element.</text:span></text:p>
      <text:p text:style-name="P29"><text:span text:style-name="T6">Syntax:<text:tab/>&lt;head&gt; @import “URL”; &lt;/head&gt;</text:span></text:p>
      <text:p text:style-name="P29"><text:span text:style-name="T6"><text:tab/><text:tab/>&lt;head&gt; @import url (“URL”);</text:span></text:p>
      <text:p text:style-name="P29"><text:span text:style-name="T6"/></text:p>
      <text:p text:style-name="P35"><text:span text:style-name="T6">CSS Rules Overriding</text:span></text:p>
      <text:p text:style-name="P30"><text:span text:style-name="T6">Any inline style sheet → &lt;embedded style sheet (&lt;style&gt;…&lt;/style&gt; → external style sheet(linked) decreasing priority left to right.</text:span></text:p>
      <text:p text:style-name="P30"><text:span text:style-name="T6"/></text:p>
      <text:p text:style-name="P35"><text:span text:style-name="T6">CSS comments</text:span></text:p>
      <text:p text:style-name="P30"><text:span text:style-name="T6">you can put any thing that you want to comment inside /</text:span><text:span text:style-name="T19">* comments *</text:span><text:span text:style-name="T6">/ <text:s/>similar as C, C++, java…</text:span></text:p>
      <text:p text:style-name="P30"><text:span text:style-name="T6"/></text:p>
      <text:p text:style-name="P29"><text:span text:style-name="T6"/></text:p>
      <text:p text:style-name="P35"><text:span text:style-name="T6">CSS – Measurement Units</text:span></text:p>
      <text:p text:style-name="P31"><text:span text:style-name="T6"/></text:p>
      <text:p text:style-name="P31"><text:span text:style-name="T6">CSS supports a number of measurements including absolute units such as inches, centimeters, points and so on as well as relative measures such as percentages and en units.</text:span></text:p>
      <text:p text:style-name="P31"><text:span text:style-name="T6"><text:tab/>% defines a measurement as a percentage relative to another value typically an enclosing eleme.</text:span></text:p>
      <text:p text:style-name="P31"><text:span text:style-name="T6"><text:tab/>“em” defines measurement the height of a font in em space. 1em = given_font</text:span></text:p>
      <text:p text:style-name="P31"><text:span text:style-name="T6"><text:tab/>“px” defines measurement in screen pixels </text:span><text:span text:style-name="T18">1px = 1/96 inch</text:span></text:p>
      <text:p text:style-name="P31"><text:span text:style-name="T6"><text:tab/>“pc” 1picas = 12 points </text:span><text:span text:style-name="T18">= 1/6 inch.</text:span></text:p>
      <text:p text:style-name="P31"><text:span text:style-name="T18"><text:tab/>“in” 1inch = 2.54cm.</text:span></text:p>
      <text:p text:style-name="P31"><text:span text:style-name="T18"><text:tab/></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List_20_1" style:class="text">
      <style:text-properties officeooo:rsid="001e261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List_20_1">
      <style:text-properties officeooo:rsid="001e2618" officeooo:paragraph-rsid="001e2618"/>
    </style:style>
    <style:style style:name="MT1" style:family="text">
      <style:text-properties officeooo:rsid="001ec77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list xml:id="list3885620670" text:style-name="List_20_1">
          <text:list-item>
            <text:p text:style-name="MP1"><text:tab/><text:span text:style-name="MT1">Cascading Style Sheet(CSS)</text:span></text:p>
          </text:list-item>
        </text:list>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2T10:22:14.924267491</meta:creation-date>
    <meta:editing-duration>PT10S</meta:editing-duration>
    <meta:editing-cycles>2</meta:editing-cycles>
    <meta:generator>LibreOffice/7.2.5.2$Linux_X86_64 LibreOffice_project/20$Build-2</meta:generator>
    <dc:date>2022-01-22T15:17:30.397431499</dc:date>
    <meta:document-statistic meta:table-count="0" meta:image-count="0" meta:object-count="0" meta:page-count="4" meta:paragraph-count="118" meta:word-count="1233" meta:character-count="7668" meta:non-whitespace-character-count="6484"/>
  </office:meta>
</office:document-meta>
</file>